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A543B1CF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5.762cm, 0.098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15cm" svg:height="23.811cm" svg:x="1.101cm" svg:y="2.989cm">
          <draw:image xlink:href="Pictures/1000000000000500000002A543B1CF2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8T20:38:49.473000000</meta:creation-date>
    <dc:date>2024-06-28T20:39:27.071000000</dc:date>
    <meta:editing-duration>PT37S</meta:editing-duration>
    <meta:editing-cycles>1</meta:editing-cycles>
    <meta:document-statistic meta:object-count="1"/>
    <meta:generator>LibreOffice/24.2.4.2$Windows_X86_64 LibreOffice_project/51a6219feb6075d9a4c46691dcfe0cd9c4fff3c2</meta:generator>
  </office:meta>
</office:document-meta>
</file>